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office:value-type="float" office:value="12">
            <office:annotation draw:style-name="gr47" draw:text-style-name="P1" svg:width="1.1413in" svg:height="5.6776in" svg:x="4.0335in" svg:y="0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3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3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8" draw:text-style-name="P1" svg:width="1.1413in" svg:height="18.585in" svg:x="4.0335in" svg:y="0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3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9" draw:text-style-name="P1" svg:width="1.1413in" svg:height="5.522in" svg:x="4.0335in" svg:y="0.0508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211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3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50" draw:text-style-name="P1" svg:width="1.1413in" svg:height="20.6067in" svg:x="4.8988in" svg:y="0.2091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float" office:value="1">
            <office:annotation draw:style-name="gr4" draw:text-style-name="P1" svg:width="1.1413in" svg:height="0.5457in" svg:x="2.6256in" svg:y="0.5327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office:value-type="float" office:value="9">
            <office:annotation draw:style-name="gr21" draw:text-style-name="P1" svg:width="1.1413in" svg:height="5.0555in" svg:x="4.0335in" svg:y="0.5323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697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697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3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3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1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12/17/2018</text:date>, <text:time>10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7T10:36:17</dc:date>
    <dc:creator>Leonardo Silva</dc:creator>
    <meta:editing-duration>P2DT21H32M55S</meta:editing-duration>
    <meta:editing-cycles>288</meta:editing-cycles>
    <meta:generator>OpenOffice/4.1.5$Unix OpenOffice.org_project/415m1$Build-9789</meta:generator>
    <meta:document-statistic meta:table-count="81" meta:cell-count="1146" meta:object-count="0"/>
  </office:meta>
</office:document-meta>
</file>